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4:15:00" calcext:value-type="date">
            <text:p>05/17/22 02:15 PM</text:p>
          </table:table-cell>
          <table:table-cell table:style-name="ce15" table:formula="of:=[.B135]-[.A135]" office:value-type="time" office:time-value="PT00H15M00S" calcext:value-type="time">
            <text:p>00:15:00</text:p>
          </table:table-cell>
          <table:table-cell table:style-name="ce7" table:formula="of:=[.C135]+[.D134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 table:number-rows-repeated="10484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day/>
      <number:text>-</number:text>
      <number:month number:textual="true"/>
    </number:dat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5">
      <number:hours/>
      <number:text>:</number:text>
      <number:minute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date-style style:name="N123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4:05:44.5642826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18T14:14:47.962563288</dc:date>
    <meta:editing-cycles>239</meta:editing-cycles>
    <meta:editing-duration>P3DT5H10M18S</meta:editing-duration>
    <meta:generator>LibreOffice/7.3.2.2$Linux_X86_64 LibreOffice_project/30$Build-2</meta:generator>
    <meta:document-statistic meta:table-count="1" meta:cell-count="656" meta:object-count="0"/>
    <meta:user-defined meta:name="AppVersion">15.0000</meta:user-defined>
  </office:meta>
</office:document-meta>
</file>